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3333ff" fo:min-height="9.7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>
      <style:graphic-properties fo:min-height="13.75cm"/>
    </style:style>
    <style:style style:name="pr9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3333ff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2c3e5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2c3e5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2c3e5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2c3e50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6cm" svg:height="2.663cm" svg:x="4.6cm" svg:y="0.837cm" presentation:class="title" presentation:user-transformed="true">
          <draw:text-box>
            <text:p>Web Technology Project</text:p>
          </draw:text-box>
        </draw:frame>
        <draw:frame presentation:style-name="pr2" draw:text-style-name="P1" draw:layer="layout" svg:width="16.599cm" svg:height="9.779cm" svg:x="11.4cm" svg:y="11.8cm" presentation:class="subtitle" presentation:user-transformed="true">
          <draw:text-box>
            <text:p>Submitted By:</text:p>
            <text:p>Vedant Patil (01FBECS342)</text:p>
            <text:p><text:s/>Vivek Kapoor (01FBECS356)</text:p>
            <text:p>Yash Mathur (01FBECS357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Introduct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he basic purpose of building our website was to provide a platform for the students of our college.</text:p>
              </text:list-item>
            </text:list>
            <text:list text:style-name="L3">
              <text:list-item>
                <text:p>This platform offers:</text:p>
              </text:list-item>
            </text:list>
            <text:list text:style-name="L4">
              <text:list-header>
                <text:p>1.) A portal for registering for different events in the college.</text:p>
                <text:p>2.) Circulars to keep the students <text:s text:c="4"/>updated.</text:p>
                <text:p>3.) A buying-selling portal for students to sell their books/stationery/notes etc.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Introduction(Continued)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4.) We have also created a portal for the students residing in the hostel. Using this portal they can select their Mess Coupons and also register complaints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List of Technologies used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We have used HTML, CSS and JavaScript along with it’s frameworks(JQuery) for the front end development of the website.</text:p>
              </text:list-item>
              <text:list-item>
                <text:p>For the backend we have used PHP along with MySQL to create and access a databas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Special Features of the Websit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We have implemented an image slider <text:s/>solely using HTML and CSS.</text:p>
              </text:list-item>
              <text:list-item>
                <text:p>We have implemented a loader which gets displayed while the page loads. </text:p>
              </text:list-item>
              <text:list-item>
                <text:p><text:s/>For the mess coupons registrations we have created a dynamic page in the sense that the user can see the number of coupons lef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Future Enhancement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We hope to build a fully functional buying/selling portal with chat capability.</text:p>
              </text:list-item>
              <text:list-item>
                <text:p>We hope to add more functionality to the website by adding forums to the website.</text:p>
              </text:list-item>
              <text:list-item>
                <text:p>We also wish to add a news portal for all the happenings in the college.</text:p>
              </text:list-item>
              <text:list-item>
                <text:p>For registered users/ new users we wish <text:s/>to send updates using Email incase of new circulars/news or if the user forgets his password and add a profile page of the user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>
          <draw:text-box>
            <text:list text:style-name="L5">
              <text:list-header>
                <text:p>Thank You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6T11:48:45.314193352</meta:creation-date>
    <dc:date>2016-11-09T08:37:18.542451529</dc:date>
    <meta:editing-duration>PT22M3S</meta:editing-duration>
    <meta:editing-cycles>3</meta:editing-cycles>
    <meta:generator>LibreOffice/5.1.4.2$Linux_X86_64 LibreOffice_project/10m0$Build-2</meta:generator>
    <meta:document-statistic meta:object-count="63"/>
  </office:meta>
</office:document-meta>
</file>